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20.653cm"/>
    </style:style>
    <style:style style:name="co3" style:family="table-column">
      <style:table-column-properties fo:break-before="auto" style:column-width="2.129cm"/>
    </style:style>
    <style:style style:name="co4" style:family="table-column">
      <style:table-column-properties fo:break-before="auto" style:column-width="1.062cm"/>
    </style:style>
    <style:style style:name="ro1" style:family="table-row">
      <style:table-row-properties style:row-height="0.74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755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start" fo:margin-left="0cm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33" style:family="table-cell" style:parent-style-name="Default">
      <style:table-cell-properties fo:background-color="#ffffff"/>
    </style:style>
    <style:style style:name="ce34" style:family="table-cell" style:parent-style-name="Default">
      <style:table-cell-properties fo:background-color="#808080" style:text-align-source="fix" style:repeat-content="false" fo:border="0.74pt solid #000000" style:vertical-align="top"/>
      <style:paragraph-properties fo:text-align="start" fo:margin-left="0cm"/>
    </style:style>
    <style:style style:name="ce35" style:family="table-cell" style:parent-style-name="Default">
      <style:table-cell-properties fo:background-color="#bf0041" style:text-align-source="fix" style:repeat-content="false" fo:border="0.74pt solid #000000" style:vertical-align="top"/>
      <style:paragraph-properties fo:text-align="start" fo:margin-left="0cm"/>
    </style:style>
    <style:style style:name="ce36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Nimbus Sans" fo:font-size="18pt" style:font-size-asian="18pt" style:font-size-complex="18pt"/>
    </style:style>
    <style:style style:name="ce7" style:family="table-cell" style:parent-style-name="Default">
      <style:table-cell-properties fo:background-color="#fda0a0" style:text-align-source="fix" style:repeat-content="false"/>
      <style:paragraph-properties fo:text-align="center" fo:margin-left="0cm"/>
      <style:text-properties style:font-name="Nimbus Sans" fo:font-size="18pt" style:font-size-asian="18pt" style:font-size-complex="18pt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Nimbus Sans"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Sans" fo:font-size="18pt" style:font-size-asian="18pt" style:font-size-complex="18pt"/>
    </style:style>
    <style:style style:name="ce5" style:family="table-cell" style:parent-style-name="Default">
      <style:table-cell-properties fo:background-color="#000000"/>
    </style:style>
    <style:style style:name="gr1" style:family="graphic">
      <style:graphic-properties svg:stroke-width="0.3cm" svg:stroke-color="#acb20c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2" style:family="graphic">
      <style:graphic-properties draw:fill="solid" draw:fill-color="#dee6ef" draw:textarea-horizontal-align="center" draw:textarea-vertical-align="justify" draw:auto-grow-height="false" fo:min-height="3.031cm" fo:min-width="1.746cm"/>
      <style:paragraph-properties style:writing-mode="tb-rl" fo:text-align="center"/>
      <style:text-properties style:font-name="Nimbus Sans" fo:font-size="22pt" style:font-size-asian="22pt" style:font-size-complex="22pt"/>
    </style:style>
    <style:style style:name="gr3" style:family="graphic">
      <style:graphic-properties svg:stroke-width="0.3cm" svg:stroke-color="#ff4000" draw:marker-start-width="0.65cm" draw:marker-end-width="0.65cm" draw:fill-color="#1c1c1c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4" style:family="graphic">
      <style:graphic-properties svg:stroke-width="0.3cm" svg:stroke-color="#00a933" draw:marker-start-width="0.65cm" draw:marker-end-width="0.65cm" draw:fill-color="#00a933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5" style:family="graphic">
      <style:graphic-properties svg:stroke-width="0.3cm" svg:stroke-color="#ff4000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6" style:family="graphic">
      <style:graphic-properties svg:stroke-width="0.3cm" svg:stroke-color="#333333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7" style:family="graphic">
      <style:graphic-properties svg:stroke-width="0.3cm" svg:stroke-color="#e16173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8" style:family="graphic">
      <style:graphic-properties svg:stroke-width="0.3cm" svg:stroke-color="#ff8000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9" style:family="graphic">
      <style:graphic-properties svg:stroke-width="0.3cm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10" style:family="graphic">
      <style:graphic-properties svg:stroke-width="0.3cm" svg:stroke-color="#00a933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11" style:family="graphic">
      <style:graphic-properties svg:stroke-width="0.5cm" svg:stroke-color="#666666" draw:marker-start-width="0.95cm" draw:marker-end-width="0.95cm" draw:fill-color="#1c1c1c" draw:textarea-horizontal-align="center" draw:textarea-vertical-align="middle" fo:padding-top="0.25cm" fo:padding-bottom="0.25cm" fo:padding-left="0.25cm" fo:padding-right="0.25cm"/>
      <style:paragraph-properties fo:text-align="center"/>
    </style:style>
    <style:style style:name="gr12" style:family="graphic">
      <style:graphic-properties svg:stroke-width="0.5cm" svg:stroke-color="#ff4000" draw:marker-start-width="0.95cm" draw:marker-end-width="0.95cm" draw:fill-color="#1c1c1c" draw:textarea-horizontal-align="center" draw:textarea-vertical-align="middle" fo:padding-top="0.25cm" fo:padding-bottom="0.25cm" fo:padding-left="0.25cm" fo:padding-right="0.25cm"/>
      <style:paragraph-properties fo:text-align="center"/>
    </style:style>
    <style:style style:name="gr13" style:family="graphic">
      <style:graphic-properties draw:fill-color="#ffffd7" draw:textarea-horizontal-align="justify" draw:textarea-vertical-align="middle" draw:auto-grow-height="false" fo:min-height="3.926cm" fo:min-width="4.153cm"/>
      <style:paragraph-properties fo:text-align="center"/>
    </style:style>
    <style:style style:name="gr14" style:family="graphic">
      <style:graphic-properties draw:fill-color="#ff6d6d" draw:textarea-horizontal-align="justify" draw:textarea-vertical-align="middle" draw:auto-grow-height="false" fo:min-height="3.379cm" fo:min-width="2.052cm"/>
      <style:paragraph-properties fo:text-align="center"/>
    </style:style>
    <style:style style:name="gr15" style:family="graphic">
      <style:graphic-properties draw:fill-color="#3465a4" draw:textarea-horizontal-align="justify" draw:textarea-vertical-align="middle" draw:auto-grow-height="false" fo:min-height="8.801cm" fo:min-width="7.206cm"/>
      <style:paragraph-properties fo:text-align="center"/>
    </style:style>
    <style:style style:name="gr16" style:family="graphic">
      <style:graphic-properties draw:fill-color="#cccccc" draw:textarea-horizontal-align="justify" draw:textarea-vertical-align="middle" draw:auto-grow-height="false" fo:min-height="5.07cm" fo:min-width="5.004cm"/>
      <style:paragraph-properties fo:text-align="center"/>
      <style:text-properties style:font-name="Nimbus Sans" fo:font-size="22pt" style:font-size-asian="22pt" style:font-size-complex="22pt"/>
    </style:style>
    <style:style style:name="gr17" style:family="graphic">
      <style:graphic-properties draw:fill="solid" draw:fill-color="#dee6ef" draw:textarea-horizontal-align="justify" draw:textarea-vertical-align="middle" draw:auto-grow-height="false" fo:min-height="3.298cm" fo:min-width="0.962cm"/>
      <style:paragraph-properties fo:text-align="center"/>
    </style:style>
    <style:style style:name="gr18" style:family="graphic">
      <style:graphic-properties draw:fill-color="#729fcf" draw:textarea-horizontal-align="justify" draw:textarea-vertical-align="middle" draw:auto-grow-height="false" fo:min-height="6.043cm" fo:min-width="6.224cm"/>
      <style:paragraph-properties fo:text-align="center"/>
      <style:text-properties style:font-name="Nimbus Sans" fo:font-size="22pt" style:font-size-asian="22pt" style:font-size-complex="22pt"/>
    </style:style>
    <style:style style:name="gr19" style:family="graphic">
      <style:graphic-properties svg:stroke-width="0.3cm" svg:stroke-color="#ffff6d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 style:writing-mode="lr-tb"/>
    </style:style>
    <style:style style:name="gr20" style:family="graphic">
      <style:graphic-properties draw:fill="none" draw:fill-color="#ffffff" draw:textarea-vertical-align="middle" fo:min-height="1.134cm"/>
      <style:paragraph-properties fo:text-align="center"/>
      <style:text-properties fo:color="#ffffff" loext:opacity="100%" style:font-name="Nimbus Sans" fo:font-size="22pt" style:font-size-asian="22pt" style:font-size-complex="22pt"/>
    </style:style>
    <style:style style:name="gr21" style:family="graphic">
      <style:graphic-properties draw:fill="solid" draw:fill-color="#dee6ef" draw:textarea-horizontal-align="center" draw:textarea-vertical-align="justify" draw:auto-grow-height="false" fo:min-height="3.298cm" fo:min-width="0.962cm"/>
      <style:paragraph-properties style:writing-mode="tb-rl" fo:text-align="center"/>
      <style:text-properties style:font-name="Nimbus Sans" fo:font-size="22pt" style:font-size-asian="22pt" style:font-size-complex="22pt"/>
    </style:style>
    <style:style style:name="gr22" style:family="graphic">
      <style:graphic-properties svg:stroke-width="0.3cm" svg:stroke-color="#ffff6d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23" style:family="graphic">
      <style:graphic-properties svg:stroke-width="0.5cm" svg:stroke-color="#666666" draw:marker-start-width="0.95cm" draw:marker-end-width="0.95cm" draw:textarea-horizontal-align="center" draw:textarea-vertical-align="middle" fo:padding-top="0.25cm" fo:padding-bottom="0.25cm" fo:padding-left="0.25cm" fo:padding-right="0.25cm"/>
      <style:paragraph-properties fo:text-align="center"/>
    </style:style>
    <style:style style:name="gr24" style:family="graphic">
      <style:graphic-properties svg:stroke-width="0.3cm" svg:stroke-color="#5eb91e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25" style:family="graphic">
      <style:graphic-properties svg:stroke-width="0.3cm" svg:stroke-color="#2a6099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26" style:family="graphic">
      <style:graphic-properties draw:fill-color="#ea7500" draw:textarea-horizontal-align="justify" draw:textarea-vertical-align="middle" draw:auto-grow-height="false" fo:min-height="4.997cm" fo:min-width="1.52cm"/>
      <style:paragraph-properties fo:text-align="center"/>
    </style:style>
    <style:style style:name="gr27" style:family="graphic">
      <style:graphic-properties draw:fill-color="#808080" draw:textarea-horizontal-align="justify" draw:textarea-vertical-align="middle" draw:auto-grow-height="false" fo:min-height="1.5cm" fo:min-width="3.022cm"/>
      <style:paragraph-properties fo:text-align="center"/>
      <style:text-properties style:font-name="Nimbus Sans" fo:font-size="22pt" style:font-size-asian="22pt" style:font-size-complex="22pt"/>
    </style:style>
    <style:style style:name="gr28" style:family="graphic">
      <style:graphic-properties svg:stroke-width="0.5cm" svg:stroke-color="#3465a4" draw:marker-start-width="0.95cm" draw:marker-end-width="0.95cm" draw:fill-color="#1c1c1c" draw:textarea-horizontal-align="center" draw:textarea-vertical-align="middle" fo:padding-top="0.25cm" fo:padding-bottom="0.25cm" fo:padding-left="0.25cm" fo:padding-right="0.25cm"/>
      <style:paragraph-properties fo:text-align="center"/>
    </style:style>
    <style:style style:name="gr29" style:family="graphic">
      <style:graphic-properties svg:stroke-width="0.3cm" svg:stroke-color="#ff0000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30" style:family="graphic">
      <style:graphic-properties draw:fill="none" draw:fill-color="#ffffff" draw:textarea-vertical-align="middle" fo:min-height="1.553cm"/>
      <style:paragraph-properties fo:text-align="center"/>
      <style:text-properties fo:color="#ffffff" loext:opacity="100%" style:font-name="Nimbus Sans" fo:font-size="22pt" style:font-size-asian="22pt" style:font-size-complex="22pt"/>
    </style:style>
    <style:style style:name="gr31" style:family="graphic">
      <style:graphic-properties draw:fill="none" draw:fill-color="#ffffff" draw:textarea-vertical-align="middle" fo:min-height="2.304cm"/>
      <style:paragraph-properties fo:text-align="center"/>
      <style:text-properties fo:color="#ffffff" loext:opacity="100%" style:font-name="Nimbus Sans" fo:font-size="22pt" style:font-size-asian="22pt" style:font-size-complex="22pt"/>
    </style:style>
    <style:style style:name="gr32" style:family="graphic">
      <style:graphic-properties draw:fill-color="#b2b2b2" draw:textarea-horizontal-align="justify" draw:textarea-vertical-align="middle" draw:auto-grow-height="false" fo:min-height="1cm" fo:min-width="3.022cm"/>
      <style:paragraph-properties fo:text-align="center"/>
    </style:style>
    <style:style style:name="gr33" style:family="graphic">
      <style:graphic-properties draw:fill-color="#729fcf" draw:textarea-horizontal-align="justify" draw:textarea-vertical-align="middle" draw:auto-grow-height="false" fo:min-height="10.038cm" fo:min-width="6.224cm"/>
      <style:paragraph-properties fo:text-align="center"/>
      <style:text-properties style:font-name="Nimbus Sans" fo:font-size="22pt" style:font-size-asian="22pt" style:font-size-complex="22pt"/>
    </style:style>
    <style:style style:name="gr34" style:family="graphic">
      <style:graphic-properties svg:stroke-width="0.3cm" svg:stroke-color="#3faf46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35" style:family="graphic">
      <style:graphic-properties svg:stroke-width="0.3cm" svg:stroke-color="#ffff38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36" style:family="graphic">
      <style:graphic-properties svg:stroke-width="0.3cm" svg:stroke-color="#5983b0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37" style:family="graphic">
      <style:graphic-properties svg:stroke-width="0.3cm" svg:stroke-color="#3465a4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38" style:family="graphic">
      <style:graphic-properties svg:stroke-width="0.3cm" svg:stroke-color="#ff3838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39" style:family="graphic">
      <style:graphic-properties svg:stroke-width="0.3cm" svg:stroke-color="#666666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40" style:family="graphic">
      <style:graphic-properties draw:textarea-horizontal-align="justify" draw:textarea-vertical-align="middle" draw:auto-grow-height="false" fo:min-height="1.273cm" fo:min-width="2.793cm"/>
      <style:paragraph-properties fo:text-align="center"/>
      <style:text-properties style:font-name="Nimbus Sans"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tb-rl"/>
      <style:text-properties style:font-name="Nimbus Sans" fo:font-size="22pt" style:font-size-asian="22pt" style:font-size-complex="22pt"/>
    </style:style>
    <style:style style:name="P3" style:family="paragraph">
      <loext:graphic-properties draw:fill="solid" draw:fill-color="#dee6ef"/>
      <style:paragraph-properties fo:text-align="center" style:writing-mode="tb-rl"/>
      <style:text-properties style:font-name="Nimbus Sans" fo:font-size="22pt" style:font-size-asian="22pt" style:font-size-complex="22pt"/>
    </style:style>
    <style:style style:name="P4" style:family="paragraph">
      <loext:graphic-properties draw:fill-color="#1c1c1c"/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ffffd7"/>
      <style:paragraph-properties fo:text-align="center"/>
    </style:style>
    <style:style style:name="P7" style:family="paragraph">
      <loext:graphic-properties draw:fill-color="#ff6d6d"/>
      <style:paragraph-properties fo:text-align="center"/>
    </style:style>
    <style:style style:name="P8" style:family="paragraph">
      <loext:graphic-properties draw:fill-color="#3465a4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cccccc"/>
      <style:paragraph-properties fo:text-align="center" style:writing-mode="lr-tb"/>
      <style:text-properties style:font-name="Nimbus Sans" fo:font-size="22pt" style:font-size-asian="22pt" style:font-size-complex="22pt"/>
    </style:style>
    <style:style style:name="P11" style:family="paragraph">
      <loext:graphic-properties draw:fill="solid" draw:fill-color="#dee6ef"/>
      <style:paragraph-properties fo:text-align="center"/>
    </style:style>
    <style:style style:name="P12" style:family="paragraph">
      <loext:graphic-properties draw:fill-color="#729fcf"/>
      <style:paragraph-properties fo:text-align="center" style:writing-mode="lr-tb"/>
      <style:text-properties style:font-name="Nimbus Sans" fo:font-size="22pt" style:font-size-asian="22pt" style:font-size-complex="2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fffff" loext:opacity="100%" style:font-name="Nimbus Sans" fo:font-size="22pt" style:font-size-asian="22pt" style:font-size-complex="22pt"/>
    </style:style>
    <style:style style:name="P14" style:family="paragraph">
      <loext:graphic-properties draw:fill-color="#ea7500"/>
      <style:paragraph-properties fo:text-align="center"/>
    </style:style>
    <style:style style:name="P15" style:family="paragraph">
      <loext:graphic-properties draw:fill-color="#808080"/>
      <style:paragraph-properties fo:text-align="center" style:writing-mode="lr-tb"/>
      <style:text-properties style:font-name="Nimbus Sans" fo:font-size="22pt" style:font-size-asian="22pt" style:font-size-complex="22pt"/>
    </style:style>
    <style:style style:name="P16" style:family="paragraph">
      <loext:graphic-properties draw:fill-color="#b2b2b2"/>
      <style:paragraph-properties fo:text-align="center"/>
    </style:style>
    <style:style style:name="P17" style:family="paragraph">
      <style:paragraph-properties fo:text-align="center" style:text-autospace="none" style:line-break="normal" style:writing-mode="page"/>
      <style:text-properties fo:hyphenate="false"/>
    </style:style>
    <style:style style:name="P18" style:family="paragraph">
      <style:paragraph-properties fo:text-align="center" style:writing-mode="lr-tb"/>
      <style:text-properties style:font-name="Nimbus Sans" fo:font-size="22pt" style:font-size-asian="22pt" style:font-size-complex="22pt"/>
    </style:style>
    <style:style style:name="T1" style:family="text">
      <style:text-properties style:font-name="Nimbus Sans" fo:font-size="22pt" style:font-size-asian="22pt" style:font-size-complex="22pt"/>
    </style:style>
    <style:style style:name="T2" style:family="text">
      <style:text-properties fo:color="#ffffff" loext:opacity="100%" style:font-name="Nimbus Sans" fo:font-size="22pt" style:font-size-asian="22pt" style:font-size-complex="22pt"/>
    </style:style>
    <style:style style:name="T3" style:family="text">
      <style:text-properties style:text-outline="false" style:text-line-through-style="none" style:text-line-through-type="none" style:font-name="Nimbus Sans" fo:font-size="2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2pt" style:language-asian="zh" style:country-asian="CN" style:font-style-asian="normal" style:font-weight-asian="normal" style:font-name-complex="FreeSans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duino Uno R3+hat" table:style-name="ta1">
        <table:shapes>
          <draw:path draw:z-index="0" draw:name="Bézier curve 23" draw:style-name="gr1" draw:text-style-name="P1" svg:width="2.923cm" svg:height="3.226cm" draw:transform="rotate (2.60280951349914) translate (37.5979999836936cm 9.26100002727836cm)" svg:viewBox="0 0 2924 3227" svg:d="M0 0c5224 0 1856 3227 1856 3227">
            <text:p/>
          </draw:path>
          <draw:custom-shape draw:z-index="1" draw:name="Shape 15" draw:style-name="gr2" draw:text-style-name="P3" svg:width="1.746cm" svg:height="3.031cm" draw:transform="rotate (-3.14159265358979) translate (17.704cm 7.45cm)">
            <text:p text:style-name="P2"><text:span text:style-name="T1">Ribb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2" draw:name="Line 4" draw:style-name="gr3" draw:text-style-name="P4" svg:x1="15.942cm" svg:y1="7.317cm" svg:x2="17.676cm" svg:y2="7.317cm">
            <text:p/>
          </draw:line>
          <draw:custom-shape draw:z-index="3" draw:name="Shape 14" draw:style-name="gr2" draw:text-style-name="P3" svg:width="1.746cm" svg:height="3.031cm" draw:transform="rotate (-3.14159265358979) translate (12.62cm 7.451cm)">
            <text:p text:style-name="P2"><text:span text:style-name="T1">Ribb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4" draw:name="Line 4" draw:style-name="gr3" draw:text-style-name="P4" svg:x1="10.877cm" svg:y1="7.317cm" svg:x2="12.611cm" svg:y2="7.317cm">
            <text:p/>
          </draw:line>
          <draw:line draw:z-index="5" draw:name="Horizontal line 18" draw:style-name="gr1" draw:text-style-name="P1" svg:x1="31.703cm" svg:y1="9.319cm" svg:x2="36.815cm" svg:y2="9.319cm">
            <text:p/>
          </draw:line>
          <draw:line draw:z-index="6" draw:name="Line 1" draw:style-name="gr4" draw:text-style-name="P5" svg:x1="31.766cm" svg:y1="10.748cm" svg:x2="40.985cm" svg:y2="9.26cm">
            <text:p/>
          </draw:line>
          <draw:line draw:z-index="7" draw:name="Line 5" draw:style-name="gr5" draw:text-style-name="P1" svg:x1="47.821cm" svg:y1="12.267cm" svg:x2="40.17cm" svg:y2="12.207cm">
            <text:p/>
          </draw:line>
          <draw:line draw:z-index="8" draw:name="Line 6" draw:style-name="gr6" draw:text-style-name="P1" svg:x1="47.758cm" svg:y1="13.697cm" svg:x2="45.281cm" svg:y2="13.727cm">
            <text:p/>
          </draw:line>
          <draw:line draw:z-index="9" draw:name="Line 7" draw:style-name="gr6" draw:text-style-name="P1" svg:x1="45.375cm" svg:y1="17.477cm" svg:x2="43.588cm" svg:y2="17.507cm">
            <text:p/>
          </draw:line>
          <draw:line draw:z-index="10" draw:name="Line 8" draw:style-name="gr5" draw:text-style-name="P1" svg:x1="41.863cm" svg:y1="17.477cm" svg:x2="40.17cm" svg:y2="17.358cm">
            <text:p/>
          </draw:line>
          <draw:line draw:z-index="11" draw:name="Line 9" draw:style-name="gr7" draw:text-style-name="P1" svg:x1="36.783cm" svg:y1="12.267cm" svg:x2="42.741cm" svg:y2="17.507cm">
            <text:p/>
          </draw:line>
          <draw:path draw:z-index="12" draw:name="Bézier curve 21" draw:style-name="gr6" draw:text-style-name="P1" svg:width="4.179cm" svg:height="3.686cm" draw:transform="rotate (1.14493598930828) translate (41.8921530130661cm 8.62981305301182cm)" svg:viewBox="0 0 4180 3687" svg:d="M0 3687c4251 0 4180-3687 4180-3687">
            <text:p/>
          </draw:path>
          <draw:path draw:z-index="13" draw:name="Bézier curve 22" draw:style-name="gr6" draw:text-style-name="P1" svg:width="1.728cm" svg:height="5.578cm" draw:transform="rotate (1.48091187031719) translate (38.0265095573418cm 4.71781061673378cm)" svg:viewBox="0 0 1729 5579" svg:d="M397 5579c1046 0 1337-89 1332-812-5-724-294-3595-400-4435-106-841-1329 183-1329 183">
            <text:p/>
          </draw:path>
          <draw:line draw:z-index="14" draw:name="Line 11" draw:style-name="gr8" draw:text-style-name="P1" svg:x1="31.734cm" svg:y1="14.47cm" svg:x2="37.567cm" svg:y2="6.223cm">
            <text:p/>
          </draw:line>
          <draw:line draw:z-index="15" draw:name="Line 12" draw:style-name="gr7" draw:text-style-name="P1" svg:x1="37.598cm" svg:y1="12.207cm" svg:x2="38.539cm" svg:y2="7.056cm">
            <text:p/>
          </draw:line>
          <draw:line draw:z-index="16" draw:name="Line 14" draw:style-name="gr1" draw:text-style-name="P1" svg:x1="38.476cm" svg:y1="9.32cm" svg:x2="42.616cm" svg:y2="5.539cm">
            <text:p/>
          </draw:line>
          <draw:line draw:z-index="17" draw:name="Line 10" draw:style-name="gr9" draw:text-style-name="P1" svg:x1="31.734cm" svg:y1="16.048cm" svg:x2="42.741cm" svg:y2="6.282cm">
            <text:p/>
          </draw:line>
          <draw:path draw:z-index="18" draw:name="Bézier curve 24" draw:style-name="gr10" draw:text-style-name="P1" svg:width="6.533cm" svg:height="2.573cm" draw:transform="rotate (1.90136168712262) translate (39.5538165336921cm 10.1553063173115cm)" svg:viewBox="0 0 6534 2574" svg:d="M0 2574c9853 0 5638-2574 5638-2574">
            <text:p/>
          </draw:path>
          <draw:path draw:z-index="19" draw:name="Bézier curve 25" draw:style-name="gr10" draw:text-style-name="P1" svg:width="3.554cm" svg:height="3.616cm" draw:transform="rotate (2.5237460983838) translate (42.7409999771084cm 9.26000003221164cm)" svg:viewBox="0 0 3555 3617" svg:d="M0 0c5963 0 2622 3580 2622 3580l-52 37">
            <text:p/>
          </draw:path>
          <draw:line draw:z-index="20" draw:name="Line 13" draw:style-name="gr7" draw:text-style-name="P1" svg:x1="38.476cm" svg:y1="12.326cm" svg:x2="43.619cm" svg:y2="7.027cm">
            <text:p/>
          </draw:line>
        </table:shapes>
        <table:table-column table:style-name="co1" table:number-columns-repeated="1024" table:default-cell-style-name="ce1"/>
        <table:table-row table:style-name="ro1">
          <table:table-cell table:number-columns-repeated="4"/>
          <table:table-cell table:style-name="ce19" office:value-type="string" calcext:value-type="string" table:number-columns-spanned="28" table:number-rows-spanned="1">
            <text:p>TOP</text:p>
          </table:table-cell>
          <table:covered-table-cell table:number-columns-repeated="27"/>
          <table:table-cell/>
          <table:table-cell table:style-name="ce19" office:value-type="string" calcext:value-type="string" table:number-columns-spanned="28" table:number-rows-spanned="1">
            <text:p>BOTTOM</text:p>
          </table:table-cell>
          <table:covered-table-cell table:number-columns-repeated="27"/>
          <table:table-cell table:number-columns-repeated="963"/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use</text:p>
          </table:table-cell>
          <table:table-cell/>
          <table:table-cell table:style-name="ce2" table:number-columns-repeated="28"/>
          <table:table-cell table:style-name="ce32"/>
          <table:table-cell table:style-name="ce2"/>
          <table:table-cell table:style-name="ce33" table:number-columns-repeated="2"/>
          <table:table-cell table:style-name="ce2" table:number-columns-repeated="25"/>
          <table:table-cell table:number-columns-repeated="963"/>
        </table:table-row>
        <table:table-row table:style-name="ro1">
          <table:table-cell/>
          <table:table-cell table:number-columns-repeated="2" office:value-type="string" calcext:value-type="string">
            <text:p>5V</text:p>
          </table:table-cell>
          <table:table-cell/>
          <table:table-cell table:style-name="ce2" table:number-columns-repeated="7"/>
          <table:table-cell table:style-name="ce11" table:number-columns-repeated="8"/>
          <table:table-cell table:style-name="ce2" table:number-columns-repeated="13"/>
          <table:table-cell table:style-name="ce32"/>
          <table:table-cell table:style-name="ce2"/>
          <table:table-cell table:style-name="ce33" table:number-columns-repeated="2"/>
          <table:table-cell table:style-name="ce2" table:number-columns-repeated="10"/>
          <table:table-cell table:style-name="ce11" table:number-columns-repeated="8"/>
          <table:table-cell table:style-name="ce2" table:number-columns-repeated="7"/>
          <table:table-cell table:number-columns-repeated="963"/>
        </table:table-row>
        <table:table-row table:style-name="ro1">
          <table:table-cell/>
          <table:table-cell table:number-columns-repeated="2" office:value-type="string" calcext:value-type="string">
            <text:p>GND</text:p>
          </table:table-cell>
          <table:table-cell/>
          <table:table-cell table:style-name="ce2" table:number-columns-repeated="7"/>
          <table:table-cell table:style-name="ce11" table:number-columns-repeated="9"/>
          <table:table-cell table:style-name="ce2" table:number-columns-repeated="12"/>
          <table:table-cell table:style-name="ce32"/>
          <table:table-cell table:style-name="ce2"/>
          <table:table-cell table:style-name="ce33" table:number-columns-repeated="2"/>
          <table:table-cell table:style-name="ce2" table:number-columns-repeated="9"/>
          <table:table-cell table:style-name="ce11" table:number-columns-repeated="9"/>
          <table:table-cell table:style-name="ce2" table:number-columns-repeated="7"/>
          <table:table-cell table:number-columns-repeated="96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PI CLOCK</text:p>
          </table:table-cell>
          <table:table-cell/>
          <table:table-cell table:style-name="ce2" table:number-columns-repeated="7"/>
          <table:table-cell table:style-name="ce11" table:number-columns-repeated="9"/>
          <table:table-cell table:style-name="ce2" table:number-columns-repeated="12"/>
          <table:table-cell table:style-name="ce32"/>
          <table:table-cell table:style-name="ce2"/>
          <table:table-cell table:style-name="ce33" table:number-columns-repeated="2"/>
          <table:table-cell table:style-name="ce2" table:number-columns-repeated="9"/>
          <table:table-cell table:style-name="ce11" table:number-columns-repeated="9"/>
          <table:table-cell table:style-name="ce2" table:number-columns-repeated="7"/>
          <table:table-cell table:number-columns-repeated="96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PI DATA</text:p>
          </table:table-cell>
          <table:table-cell/>
          <table:table-cell table:style-name="ce2" table:number-columns-repeated="7"/>
          <table:table-cell table:style-name="ce11" table:number-columns-repeated="9"/>
          <table:table-cell table:style-name="ce2" table:number-columns-repeated="12"/>
          <table:table-cell table:style-name="ce32"/>
          <table:table-cell table:style-name="ce2"/>
          <table:table-cell table:style-name="ce33" table:number-columns-repeated="2"/>
          <table:table-cell table:style-name="ce2" table:number-columns-repeated="9"/>
          <table:table-cell table:style-name="ce11" table:number-columns-repeated="9"/>
          <table:table-cell table:style-name="ce2" table:number-columns-repeated="7"/>
          <table:table-cell table:number-columns-repeated="96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OAD 1</text:p>
          </table:table-cell>
          <table:table-cell/>
          <table:table-cell table:style-name="ce2" table:number-columns-repeated="7"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11" table:number-columns-repeated="2"/>
          <table:table-cell table:style-name="ce2" table:number-columns-repeated="8"/>
          <table:table-cell table:style-name="ce32"/>
          <table:table-cell table:style-name="ce2"/>
          <table:table-cell table:style-name="ce33" table:number-columns-repeated="2"/>
          <table:table-cell table:style-name="ce2" table:number-columns-repeated="5"/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34" table:number-columns-repeated="2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34" table:number-columns-repeated="2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2" table:number-columns-repeated="7"/>
          <table:table-cell table:number-columns-repeated="96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OAD 2</text:p>
          </table:table-cell>
          <table:table-cell/>
          <table:table-cell table:style-name="ce2" table:number-columns-repeated="7"/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11" table:number-columns-repeated="3"/>
          <table:table-cell table:style-name="ce2" table:number-columns-repeated="7"/>
          <table:table-cell table:style-name="ce32"/>
          <table:table-cell table:style-name="ce2"/>
          <table:table-cell table:style-name="ce33" table:number-columns-repeated="2"/>
          <table:table-cell table:style-name="ce2" table:number-columns-repeated="4"/>
          <table:table-cell table:style-name="ce11" table:number-columns-repeated="3"/>
          <table:table-cell table:style-name="ce11" office:value-type="float" office:value="5" calcext:value-type="float">
            <text:p>5</text:p>
          </table:table-cell>
          <table:table-cell table:style-name="ce34" table:number-columns-repeated="2"/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34" table:number-columns-repeated="2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2" table:number-columns-repeated="7"/>
          <table:table-cell table:number-columns-repeated="963"/>
        </table:table-row>
        <table:table-row table:style-name="ro1">
          <table:table-cell table:number-columns-repeated="4"/>
          <table:table-cell table:style-name="ce2" table:number-columns-repeated="7"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2" table:number-columns-repeated="7"/>
          <table:table-cell table:style-name="ce32"/>
          <table:table-cell table:style-name="ce2" table:number-columns-repeated="7"/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34" table:number-columns-repeated="2"/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34" table:number-columns-repeated="2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2" table:number-columns-repeated="7"/>
          <table:table-cell table:number-columns-repeated="963"/>
        </table:table-row>
        <table:table-row table:style-name="ro1">
          <table:table-cell table:number-columns-repeated="4"/>
          <table:table-cell table:style-name="ce2" table:number-columns-repeated="7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2" table:number-columns-repeated="7"/>
          <table:table-cell table:style-name="ce32"/>
          <table:table-cell table:style-name="ce2" table:number-columns-repeated="7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35" table:number-columns-repeated="2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35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2" table:number-columns-repeated="7"/>
          <table:table-cell table:number-columns-repeated="963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" table:number-columns-repeated="4"/>
          <table:table-cell table:style-name="ce4" table:number-columns-repeated="14"/>
          <table:table-cell table:style-name="ce3" table:number-columns-repeated="2"/>
          <table:table-cell table:style-name="ce4"/>
          <table:table-cell table:style-name="ce3" office:value-type="string" calcext:value-type="string">
            <text:p>Aref</text:p>
          </table:table-cell>
          <table:table-cell table:style-name="ce2" table:number-columns-repeated="3"/>
          <table:table-cell table:style-name="ce32"/>
          <table:table-cell table:style-name="ce2" table:number-columns-repeated="3"/>
          <table:table-cell table:style-name="ce2" office:value-type="string" calcext:value-type="string">
            <text:p>Aref</text:p>
          </table:table-cell>
          <table:table-cell table:style-name="ce11"/>
          <table:table-cell table:style-name="ce2" table:number-columns-repeated="2"/>
          <table:table-cell table:style-name="ce4" table:number-columns-repeated="14"/>
          <table:table-cell table:style-name="ce2" table:number-columns-repeated="7"/>
          <table:table-cell table:number-columns-repeated="963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" table:number-columns-repeated="4"/>
          <table:table-cell table:style-name="ce4" table:number-columns-repeated="14"/>
          <table:table-cell table:style-name="ce3" table:number-columns-repeated="2"/>
          <table:table-cell table:style-name="ce4"/>
          <table:table-cell table:style-name="ce3" office:value-type="string" calcext:value-type="string">
            <text:p>gnd</text:p>
          </table:table-cell>
          <table:table-cell table:style-name="ce2" table:number-columns-repeated="3"/>
          <table:table-cell table:style-name="ce32"/>
          <table:table-cell table:style-name="ce2" table:number-columns-repeated="3"/>
          <table:table-cell table:style-name="ce2" office:value-type="string" calcext:value-type="string">
            <text:p>gnd</text:p>
          </table:table-cell>
          <table:table-cell table:style-name="ce11"/>
          <table:table-cell table:style-name="ce2" table:number-columns-repeated="2"/>
          <table:table-cell table:style-name="ce4" table:number-columns-repeated="14"/>
          <table:table-cell table:style-name="ce2" table:number-columns-repeated="7"/>
          <table:table-cell table:number-columns-repeated="963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" table:number-columns-repeated="4"/>
          <table:table-cell table:style-name="ce4" table:number-columns-repeated="3"/>
          <table:table-cell table:style-name="ce15"/>
          <table:table-cell table:style-name="ce16"/>
          <table:table-cell table:style-name="ce17"/>
          <table:table-cell table:style-name="ce12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3"/>
          <table:table-cell table:style-name="ce3" table:number-columns-repeated="2"/>
          <table:table-cell table:style-name="ce10"/>
          <table:table-cell table:style-name="ce3" office:value-type="float" office:value="13" calcext:value-type="float">
            <text:p>13</text:p>
          </table:table-cell>
          <table:table-cell table:style-name="ce2" table:number-columns-repeated="3"/>
          <table:table-cell table:style-name="ce32"/>
          <table:table-cell table:style-name="ce2" table:number-columns-repeated="3"/>
          <table:table-cell table:style-name="ce2" office:value-type="float" office:value="13" calcext:value-type="float">
            <text:p>13</text:p>
          </table:table-cell>
          <table:table-cell table:style-name="ce34"/>
          <table:table-cell table:style-name="ce2" table:number-columns-repeated="2"/>
          <table:table-cell table:style-name="ce4" table:number-columns-repeated="3"/>
          <table:table-cell table:style-name="ce15"/>
          <table:table-cell table:style-name="ce16"/>
          <table:table-cell table:style-name="ce17"/>
          <table:table-cell table:style-name="ce12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3"/>
          <table:table-cell table:style-name="ce2" table:number-columns-repeated="7"/>
          <table:table-cell table:number-columns-repeated="963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" table:number-columns-repeated="4"/>
          <table:table-cell table:style-name="ce12"/>
          <table:table-cell table:style-name="ce4" table:number-columns-repeated="2"/>
          <table:table-cell table:style-name="ce15"/>
          <table:table-cell table:style-name="ce16"/>
          <table:table-cell table:style-name="ce17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2"/>
          <table:table-cell table:style-name="ce12"/>
          <table:table-cell table:style-name="ce3" table:number-columns-repeated="2"/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2" table:number-columns-repeated="3"/>
          <table:table-cell table:style-name="ce32"/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11"/>
          <table:table-cell table:style-name="ce2" table:number-columns-repeated="2"/>
          <table:table-cell table:style-name="ce12"/>
          <table:table-cell table:style-name="ce4" table:number-columns-repeated="2"/>
          <table:table-cell table:style-name="ce15"/>
          <table:table-cell table:style-name="ce16"/>
          <table:table-cell table:style-name="ce17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2"/>
          <table:table-cell table:style-name="ce12"/>
          <table:table-cell table:style-name="ce2" table:number-columns-repeated="7"/>
          <table:table-cell table:number-columns-repeated="963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" office:value-type="string" calcext:value-type="string">
            <text:p>RST</text:p>
          </table:table-cell>
          <table:table-cell table:style-name="ce4"/>
          <table:table-cell table:style-name="ce3" table:number-columns-repeated="2"/>
          <table:table-cell table:style-name="ce13"/>
          <table:table-cell table:style-name="ce4" table:number-columns-repeated="2"/>
          <table:table-cell table:style-name="ce15"/>
          <table:table-cell table:style-name="ce16"/>
          <table:table-cell table:style-name="ce17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2"/>
          <table:table-cell table:style-name="ce13"/>
          <table:table-cell table:style-name="ce3" table:number-columns-repeated="2"/>
          <table:table-cell table:style-name="ce10"/>
          <table:table-cell table:style-name="ce3" office:value-type="float" office:value="11" calcext:value-type="float">
            <text:p>11</text:p>
          </table:table-cell>
          <table:table-cell table:style-name="ce2" table:number-columns-repeated="3"/>
          <table:table-cell table:style-name="ce32"/>
          <table:table-cell table:style-name="ce2" table:number-columns-repeated="3"/>
          <table:table-cell table:style-name="ce2" office:value-type="float" office:value="11" calcext:value-type="float">
            <text:p>11</text:p>
          </table:table-cell>
          <table:table-cell table:style-name="ce34"/>
          <table:table-cell table:style-name="ce2" table:number-columns-repeated="2"/>
          <table:table-cell table:style-name="ce13"/>
          <table:table-cell table:style-name="ce4" table:number-columns-repeated="2"/>
          <table:table-cell table:style-name="ce15"/>
          <table:table-cell table:style-name="ce16"/>
          <table:table-cell table:style-name="ce17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2"/>
          <table:table-cell table:style-name="ce13"/>
          <table:table-cell table:style-name="ce2" table:number-columns-repeated="2"/>
          <table:table-cell table:style-name="ce11"/>
          <table:table-cell table:style-name="ce2" office:value-type="string" calcext:value-type="string">
            <text:p>RST</text:p>
          </table:table-cell>
          <table:table-cell table:style-name="ce2" table:number-columns-repeated="3"/>
          <table:table-cell table:number-columns-repeated="963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" office:value-type="string" calcext:value-type="string">
            <text:p>3v</text:p>
          </table:table-cell>
          <table:table-cell table:style-name="ce4"/>
          <table:table-cell table:style-name="ce3" table:number-columns-repeated="2"/>
          <table:table-cell table:style-name="ce13"/>
          <table:table-cell table:style-name="ce4" table:number-columns-repeated="2"/>
          <table:table-cell table:style-name="ce15"/>
          <table:table-cell table:style-name="ce16"/>
          <table:table-cell table:style-name="ce17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2"/>
          <table:table-cell table:style-name="ce13"/>
          <table:table-cell table:style-name="ce3" table:number-columns-repeated="2"/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2" table:number-columns-repeated="3"/>
          <table:table-cell table:style-name="ce32"/>
          <table:table-cell table:style-name="ce2" table:number-columns-repeated="3"/>
          <table:table-cell table:style-name="ce2" office:value-type="float" office:value="10" calcext:value-type="float">
            <text:p>10</text:p>
          </table:table-cell>
          <table:table-cell table:style-name="ce11"/>
          <table:table-cell table:style-name="ce2" table:number-columns-repeated="2"/>
          <table:table-cell table:style-name="ce13"/>
          <table:table-cell table:style-name="ce4" table:number-columns-repeated="2"/>
          <table:table-cell table:style-name="ce15"/>
          <table:table-cell table:style-name="ce16"/>
          <table:table-cell table:style-name="ce17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2"/>
          <table:table-cell table:style-name="ce13"/>
          <table:table-cell table:style-name="ce2" table:number-columns-repeated="2"/>
          <table:table-cell table:style-name="ce11"/>
          <table:table-cell table:style-name="ce2" office:value-type="string" calcext:value-type="string">
            <text:p>3v</text:p>
          </table:table-cell>
          <table:table-cell table:style-name="ce2" table:number-columns-repeated="3"/>
          <table:table-cell table:number-columns-repeated="963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" office:value-type="string" calcext:value-type="string">
            <text:p>5v</text:p>
          </table:table-cell>
          <table:table-cell table:style-name="ce10"/>
          <table:table-cell table:style-name="ce3" table:number-columns-repeated="2"/>
          <table:table-cell table:style-name="ce13"/>
          <table:table-cell table:style-name="ce4" table:number-columns-repeated="2"/>
          <table:table-cell table:style-name="ce15"/>
          <table:table-cell table:style-name="ce16"/>
          <table:table-cell table:style-name="ce17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2"/>
          <table:table-cell table:style-name="ce13"/>
          <table:table-cell table:style-name="ce3" table:number-columns-repeated="2"/>
          <table:table-cell table:style-name="ce4"/>
          <table:table-cell table:style-name="ce3" office:value-type="float" office:value="9" calcext:value-type="float">
            <text:p>9</text:p>
          </table:table-cell>
          <table:table-cell table:style-name="ce2" table:number-columns-repeated="3"/>
          <table:table-cell table:style-name="ce32"/>
          <table:table-cell table:style-name="ce2" table:number-columns-repeated="3"/>
          <table:table-cell table:style-name="ce2" office:value-type="float" office:value="9" calcext:value-type="float">
            <text:p>9</text:p>
          </table:table-cell>
          <table:table-cell table:style-name="ce11"/>
          <table:table-cell table:style-name="ce2" table:number-columns-repeated="2"/>
          <table:table-cell table:style-name="ce13"/>
          <table:table-cell table:style-name="ce4" table:number-columns-repeated="2"/>
          <table:table-cell table:style-name="ce15"/>
          <table:table-cell table:style-name="ce16"/>
          <table:table-cell table:style-name="ce17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2"/>
          <table:table-cell table:style-name="ce13"/>
          <table:table-cell table:style-name="ce2" table:number-columns-repeated="2"/>
          <table:table-cell table:style-name="ce34"/>
          <table:table-cell table:style-name="ce2" office:value-type="string" calcext:value-type="string">
            <text:p>5v</text:p>
          </table:table-cell>
          <table:table-cell table:style-name="ce2" table:number-columns-repeated="3"/>
          <table:table-cell table:number-columns-repeated="963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" office:value-type="string" calcext:value-type="string">
            <text:p>Gnd</text:p>
          </table:table-cell>
          <table:table-cell table:style-name="ce10"/>
          <table:table-cell table:style-name="ce3" table:number-columns-repeated="2"/>
          <table:table-cell table:style-name="ce13"/>
          <table:table-cell table:style-name="ce4" table:number-columns-repeated="2"/>
          <table:table-cell table:style-name="ce15"/>
          <table:table-cell table:style-name="ce16"/>
          <table:table-cell table:style-name="ce17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2"/>
          <table:table-cell table:style-name="ce13"/>
          <table:table-cell table:style-name="ce3" table:number-columns-repeated="2"/>
          <table:table-cell table:style-name="ce4"/>
          <table:table-cell table:style-name="ce3" office:value-type="float" office:value="8" calcext:value-type="float">
            <text:p>8</text:p>
          </table:table-cell>
          <table:table-cell table:style-name="ce2" table:number-columns-repeated="3"/>
          <table:table-cell table:style-name="ce32"/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11"/>
          <table:table-cell table:style-name="ce2" table:number-columns-repeated="2"/>
          <table:table-cell table:style-name="ce13"/>
          <table:table-cell table:style-name="ce4" table:number-columns-repeated="2"/>
          <table:table-cell table:style-name="ce15"/>
          <table:table-cell table:style-name="ce16"/>
          <table:table-cell table:style-name="ce17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2"/>
          <table:table-cell table:style-name="ce13"/>
          <table:table-cell table:style-name="ce2" table:number-columns-repeated="2"/>
          <table:table-cell table:style-name="ce11"/>
          <table:table-cell table:style-name="ce2" office:value-type="string" calcext:value-type="string">
            <text:p>Gnd</text:p>
          </table:table-cell>
          <table:table-cell table:style-name="ce2" table:number-columns-repeated="3"/>
          <table:table-cell table:number-columns-repeated="963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" office:value-type="string" calcext:value-type="string">
            <text:p>Gnd</text:p>
          </table:table-cell>
          <table:table-cell table:style-name="ce4"/>
          <table:table-cell table:style-name="ce3" table:number-columns-repeated="2"/>
          <table:table-cell table:style-name="ce13"/>
          <table:table-cell table:style-name="ce4" table:number-columns-repeated="2"/>
          <table:table-cell table:style-name="ce15"/>
          <table:table-cell table:style-name="ce16"/>
          <table:table-cell table:style-name="ce17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2"/>
          <table:table-cell table:style-name="ce13"/>
          <table:table-cell table:style-name="ce3" table:number-columns-repeated="4"/>
          <table:table-cell table:style-name="ce2" table:number-columns-repeated="3"/>
          <table:table-cell table:style-name="ce32"/>
          <table:table-cell table:style-name="ce2" table:number-columns-repeated="7"/>
          <table:table-cell table:style-name="ce13"/>
          <table:table-cell table:style-name="ce4" table:number-columns-repeated="2"/>
          <table:table-cell table:style-name="ce15"/>
          <table:table-cell table:style-name="ce16"/>
          <table:table-cell table:style-name="ce17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2"/>
          <table:table-cell table:style-name="ce13"/>
          <table:table-cell table:style-name="ce2" table:number-columns-repeated="2"/>
          <table:table-cell table:style-name="ce34"/>
          <table:table-cell table:style-name="ce2" office:value-type="string" calcext:value-type="string">
            <text:p>Gnd</text:p>
          </table:table-cell>
          <table:table-cell table:style-name="ce2" table:number-columns-repeated="3"/>
          <table:table-cell table:number-columns-repeated="963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" office:value-type="string" calcext:value-type="string">
            <text:p>Vin</text:p>
          </table:table-cell>
          <table:table-cell table:style-name="ce4"/>
          <table:table-cell table:style-name="ce3" table:number-columns-repeated="2"/>
          <table:table-cell table:style-name="ce13"/>
          <table:table-cell table:style-name="ce4" table:number-columns-repeated="2"/>
          <table:table-cell table:style-name="ce15"/>
          <table:table-cell table:style-name="ce16"/>
          <table:table-cell table:style-name="ce17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2"/>
          <table:table-cell table:style-name="ce13"/>
          <table:table-cell table:style-name="ce3" table:number-columns-repeated="2"/>
          <table:table-cell table:style-name="ce10"/>
          <table:table-cell table:style-name="ce3" office:value-type="float" office:value="7" calcext:value-type="float">
            <text:p>7</text:p>
          </table:table-cell>
          <table:table-cell table:style-name="ce2" table:number-columns-repeated="3"/>
          <table:table-cell table:style-name="ce32"/>
          <table:table-cell table:style-name="ce2" table:number-columns-repeated="3"/>
          <table:table-cell table:style-name="ce2" office:value-type="float" office:value="7" calcext:value-type="float">
            <text:p>7</text:p>
          </table:table-cell>
          <table:table-cell table:style-name="ce34"/>
          <table:table-cell table:style-name="ce2" table:number-columns-repeated="2"/>
          <table:table-cell table:style-name="ce13"/>
          <table:table-cell table:style-name="ce4" table:number-columns-repeated="2"/>
          <table:table-cell table:style-name="ce15"/>
          <table:table-cell table:style-name="ce16"/>
          <table:table-cell table:style-name="ce17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2"/>
          <table:table-cell table:style-name="ce13"/>
          <table:table-cell table:style-name="ce2" table:number-columns-repeated="2"/>
          <table:table-cell table:style-name="ce11"/>
          <table:table-cell table:style-name="ce2" office:value-type="string" calcext:value-type="string">
            <text:p>Vin</text:p>
          </table:table-cell>
          <table:table-cell table:style-name="ce2" table:number-columns-repeated="3"/>
          <table:table-cell table:number-columns-repeated="963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" table:number-columns-repeated="4"/>
          <table:table-cell table:style-name="ce13"/>
          <table:table-cell table:style-name="ce4" table:number-columns-repeated="2"/>
          <table:table-cell table:style-name="ce15"/>
          <table:table-cell table:style-name="ce16"/>
          <table:table-cell table:style-name="ce17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2"/>
          <table:table-cell table:style-name="ce13"/>
          <table:table-cell table:style-name="ce3" table:number-columns-repeated="2"/>
          <table:table-cell table:style-name="ce4"/>
          <table:table-cell table:style-name="ce3" office:value-type="float" office:value="6" calcext:value-type="float">
            <text:p>6</text:p>
          </table:table-cell>
          <table:table-cell table:style-name="ce2" table:number-columns-repeated="3"/>
          <table:table-cell table:style-name="ce32"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11"/>
          <table:table-cell table:style-name="ce2" table:number-columns-repeated="2"/>
          <table:table-cell table:style-name="ce13"/>
          <table:table-cell table:style-name="ce4" table:number-columns-repeated="2"/>
          <table:table-cell table:style-name="ce15"/>
          <table:table-cell table:style-name="ce16"/>
          <table:table-cell table:style-name="ce17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2"/>
          <table:table-cell table:style-name="ce13"/>
          <table:table-cell table:style-name="ce2" table:number-columns-repeated="7"/>
          <table:table-cell table:number-columns-repeated="963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table:number-columns-repeated="2"/>
          <table:table-cell table:style-name="ce13"/>
          <table:table-cell table:style-name="ce4" table:number-columns-repeated="2"/>
          <table:table-cell table:style-name="ce15"/>
          <table:table-cell table:style-name="ce16"/>
          <table:table-cell table:style-name="ce17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2"/>
          <table:table-cell table:style-name="ce13"/>
          <table:table-cell table:style-name="ce3" table:number-columns-repeated="2"/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2" table:number-columns-repeated="3"/>
          <table:table-cell table:style-name="ce32"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34"/>
          <table:table-cell table:style-name="ce2" table:number-columns-repeated="2"/>
          <table:table-cell table:style-name="ce13"/>
          <table:table-cell table:style-name="ce4" table:number-columns-repeated="2"/>
          <table:table-cell table:style-name="ce15"/>
          <table:table-cell table:style-name="ce16"/>
          <table:table-cell table:style-name="ce17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4" table:number-columns-repeated="2"/>
          <table:table-cell table:style-name="ce13"/>
          <table:table-cell table:style-name="ce2" table:number-columns-repeated="2"/>
          <table:table-cell table:style-name="ce11"/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63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table:number-columns-repeated="2"/>
          <table:table-cell table:style-name="ce13"/>
          <table:table-cell table:style-name="ce4" table:number-columns-repeated="5"/>
          <table:table-cell table:style-name="ce13" table:number-columns-repeated="2"/>
          <table:table-cell table:style-name="ce4" table:number-columns-repeated="5"/>
          <table:table-cell table:style-name="ce13"/>
          <table:table-cell table:style-name="ce3" table:number-columns-repeated="2"/>
          <table:table-cell table:style-name="ce4"/>
          <table:table-cell table:style-name="ce3" office:value-type="float" office:value="4" calcext:value-type="float">
            <text:p>4</text:p>
          </table:table-cell>
          <table:table-cell table:style-name="ce2" table:number-columns-repeated="3"/>
          <table:table-cell table:style-name="ce32"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1"/>
          <table:table-cell table:style-name="ce2" table:number-columns-repeated="2"/>
          <table:table-cell table:style-name="ce13"/>
          <table:table-cell table:style-name="ce4" table:number-columns-repeated="5"/>
          <table:table-cell table:style-name="ce13" table:number-columns-repeated="2"/>
          <table:table-cell table:style-name="ce4" table:number-columns-repeated="5"/>
          <table:table-cell table:style-name="ce13"/>
          <table:table-cell table:style-name="ce2" table:number-columns-repeated="2"/>
          <table:table-cell table:style-name="ce11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63"/>
        </table:table-row>
        <table:table-row table:style-name="ro1">
          <table:table-cell table:number-columns-repeated="4"/>
          <table:table-cell table:style-name="ce2"/>
          <table:table-cell table:style-name="ce2" office:value-type="string" calcext:value-type="string">
            <text:p>Analog In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table:number-columns-repeated="2"/>
          <table:table-cell table:style-name="ce13"/>
          <table:table-cell table:style-name="ce4"/>
          <table:table-cell table:style-name="ce28" office:value-type="string" calcext:value-type="string">
            <text:p>P</text:p>
          </table:table-cell>
          <table:table-cell table:style-name="ce28" office:value-type="string" calcext:value-type="string">
            <text:p>O</text:p>
          </table:table-cell>
          <table:table-cell table:style-name="ce28" office:value-type="string" calcext:value-type="string">
            <text:p>T</text:p>
          </table:table-cell>
          <table:table-cell table:style-name="ce4"/>
          <table:table-cell table:style-name="ce14" table:number-columns-repeated="2"/>
          <table:table-cell table:style-name="ce4" table:number-columns-repeated="5"/>
          <table:table-cell table:style-name="ce13"/>
          <table:table-cell table:style-name="ce3" table:number-columns-repeated="2"/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Digital I/O</text:p>
          </table:table-cell>
          <table:table-cell table:style-name="ce2"/>
          <table:table-cell table:style-name="ce32"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11"/>
          <table:table-cell table:style-name="ce2" table:number-columns-repeated="2"/>
          <table:table-cell table:style-name="ce13"/>
          <table:table-cell table:style-name="ce4" table:number-columns-repeated="5"/>
          <table:table-cell table:style-name="ce14" table:number-columns-repeated="2"/>
          <table:table-cell table:style-name="ce4"/>
          <table:table-cell table:style-name="ce36" table:number-columns-repeated="3"/>
          <table:table-cell table:style-name="ce4"/>
          <table:table-cell table:style-name="ce13"/>
          <table:table-cell table:style-name="ce2" table:number-columns-repeated="2"/>
          <table:table-cell table:style-name="ce11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963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3" table:number-columns-repeated="2"/>
          <table:table-cell table:style-name="ce14"/>
          <table:table-cell table:style-name="ce4" table:number-columns-repeated="5"/>
          <table:table-cell table:style-name="ce3" office:value-type="string" calcext:value-type="string">
            <text:p>5V</text:p>
          </table:table-cell>
          <table:table-cell table:style-name="ce3" office:value-type="string" calcext:value-type="string">
            <text:p>GND</text:p>
          </table:table-cell>
          <table:table-cell table:style-name="ce4" table:number-columns-repeated="5"/>
          <table:table-cell table:style-name="ce14"/>
          <table:table-cell table:style-name="ce3" table:number-columns-repeated="2"/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2" table:number-columns-repeated="3"/>
          <table:table-cell table:style-name="ce32"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11"/>
          <table:table-cell table:style-name="ce2" table:number-columns-repeated="2"/>
          <table:table-cell table:style-name="ce14"/>
          <table:table-cell table:style-name="ce4" table:number-columns-repeated="5"/>
          <table:table-cell table:style-name="ce3" table:number-columns-repeated="2"/>
          <table:table-cell table:style-name="ce4" table:number-columns-repeated="5"/>
          <table:table-cell table:style-name="ce14"/>
          <table:table-cell table:style-name="ce2" table:number-columns-repeated="2"/>
          <table:table-cell table:style-name="ce11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963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" office:value-type="float" office:value="4" calcext:value-type="float">
            <text:p>4</text:p>
          </table:table-cell>
          <table:table-cell table:style-name="ce4"/>
          <table:table-cell table:style-name="ce3" table:number-columns-repeated="2"/>
          <table:table-cell table:style-name="ce3" office:value-type="string" calcext:value-type="string">
            <text:p>GND</text:p>
          </table:table-cell>
          <table:table-cell table:style-name="ce3" table:number-columns-repeated="12"/>
          <table:table-cell table:style-name="ce3" office:value-type="string" calcext:value-type="string">
            <text:p>5V</text:p>
          </table:table-cell>
          <table:table-cell table:style-name="ce3" table:number-columns-repeated="2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2" table:number-columns-repeated="3"/>
          <table:table-cell table:style-name="ce32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11"/>
          <table:table-cell table:style-name="ce2" table:number-columns-repeated="18"/>
          <table:table-cell table:style-name="ce11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963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" office:value-type="float" office:value="5" calcext:value-type="float">
            <text:p>5</text:p>
          </table:table-cell>
          <table:table-cell table:style-name="ce4"/>
          <table:table-cell table:style-name="ce3" table:number-columns-repeated="18"/>
          <table:table-cell table:style-name="ce4"/>
          <table:table-cell table:style-name="ce3" office:value-type="float" office:value="0" calcext:value-type="float">
            <text:p>0</text:p>
          </table:table-cell>
          <table:table-cell table:style-name="ce2" table:number-columns-repeated="3"/>
          <table:table-cell table:style-name="ce32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2" table:number-columns-repeated="18"/>
          <table:table-cell table:style-name="ce11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963"/>
        </table:table-row>
        <table:table-row table:style-name="ro1">
          <table:table-cell table:number-columns-repeated="4"/>
          <table:table-cell table:style-name="ce2" table:number-columns-repeated="28"/>
          <table:table-cell table:style-name="ce32"/>
          <table:table-cell table:style-name="ce2" table:number-columns-repeated="28"/>
          <table:table-cell table:number-columns-repeated="963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C Type 1 (old)" table:style-name="ta1">
        <table:shapes>
          <draw:line draw:z-index="0" draw:name="Horizontal line 11" draw:style-name="gr11" draw:text-style-name="P4" svg:x1="24.164cm" svg:y1="10.265cm" svg:x2="27.732cm" svg:y2="10.273cm">
            <text:p/>
          </draw:line>
          <draw:line draw:z-index="1" draw:name="Horizontal line 10" draw:style-name="gr12" draw:text-style-name="P4" svg:x1="27.58cm" svg:y1="14.075cm" svg:x2="27.442cm" svg:y2="15.257cm">
            <text:p/>
          </draw:line>
          <draw:custom-shape draw:z-index="2" draw:name="Shape 1" draw:style-name="gr13" draw:text-style-name="P6" svg:width="4.153cm" svg:height="3.926cm" svg:x="30.235cm" svg:y="27.811cm">
            <text:p/>
            <draw:enhanced-geometry svg:viewBox="0 0 21600 21600" draw:type="rectangle" draw:enhanced-path="M 0 0 L 21600 0 21600 21600 0 21600 0 0 Z N"/>
          </draw:custom-shape>
          <draw:custom-shape draw:z-index="3" draw:name="Shape 2" draw:style-name="gr14" draw:text-style-name="P7" svg:width="2.052cm" svg:height="3.379cm" svg:x="31.348cm" svg:y="28.066cm">
            <text:p/>
            <draw:enhanced-geometry svg:viewBox="0 0 21600 21600" draw:type="rectangle" draw:enhanced-path="M 0 0 L 21600 0 21600 21600 0 21600 0 0 Z N"/>
          </draw:custom-shape>
          <draw:custom-shape draw:z-index="4" draw:name="Shape 5" draw:style-name="gr15" draw:text-style-name="P8" svg:width="7.984cm" svg:height="9.579cm" svg:x="28.342cm" svg:y="0.7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6" draw:style-name="gr16" draw:text-style-name="P10" svg:width="5.004cm" svg:height="5.07cm" svg:x="29.825cm" svg:y="2.359cm">
            <text:p text:style-name="P9"><text:span text:style-name="T1">ESP8266</text:span></text:p>
            <text:p text:style-name="P9"><text:span text:style-name="T1">D1 Mini</text:span></text:p>
            <draw:enhanced-geometry svg:viewBox="0 0 21600 21600" draw:type="rectangle" draw:enhanced-path="M 0 0 L 21600 0 21600 21600 0 21600 0 0 Z N"/>
          </draw:custom-shape>
          <draw:custom-shape draw:z-index="6" draw:name="Shape 8" draw:style-name="gr17" draw:text-style-name="P11" svg:width="0.962cm" svg:height="3.298cm" svg:x="30.516cm" svg:y="28.013cm">
            <text:p/>
            <draw:enhanced-geometry svg:viewBox="0 0 21600 21600" draw:type="rectangle" draw:enhanced-path="M 0 0 L 21600 0 21600 21600 0 21600 0 0 Z N"/>
          </draw:custom-shape>
          <draw:line draw:z-index="7" draw:name="Line 2" draw:style-name="gr3" draw:text-style-name="P4" svg:x1="31.466cm" svg:y1="28.115cm" svg:x2="30.49cm" svg:y2="28.135cm">
            <text:p/>
          </draw:line>
          <draw:line draw:z-index="8" draw:name="Horizontal line 1" draw:style-name="gr11" draw:text-style-name="P4" svg:x1="24.21cm" svg:y1="3.156cm" svg:x2="26.491cm" svg:y2="3.156cm">
            <text:p/>
          </draw:line>
          <draw:custom-shape draw:z-index="9" draw:name="Shape 9" draw:style-name="gr18" draw:text-style-name="P12" svg:width="6.224cm" svg:height="6.043cm" svg:x="29.109cm" svg:y="14.765cm">
            <text:p text:style-name="P9"><text:span text:style-name="T1">Level Converter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draw:enhanced-geometry svg:viewBox="0 0 21600 21600" draw:type="rectangle" draw:enhanced-path="M 0 0 L 21600 0 21600 21600 0 21600 0 0 Z N"/>
          </draw:custom-shape>
          <draw:line draw:z-index="10" draw:name="Horizontal line 2" draw:style-name="gr12" draw:text-style-name="P4" svg:x1="26.49cm" svg:y1="2.109cm" svg:x2="23.331cm" svg:y2="2.109cm">
            <text:p/>
          </draw:line>
          <draw:line draw:z-index="11" draw:name="Horizontal line 3" draw:style-name="gr12" draw:text-style-name="P4" svg:x1="40.596cm" svg:y1="2.208cm" svg:x2="38.022cm" svg:y2="2.208cm">
            <text:p/>
          </draw:line>
          <draw:line draw:z-index="12" draw:name="Horizontal line 4" draw:style-name="gr12" draw:text-style-name="P4" svg:x1="26.368cm" svg:y1="15.32cm" svg:x2="23.209cm" svg:y2="15.32cm">
            <text:p/>
          </draw:line>
          <draw:line draw:z-index="13" draw:name="Horizontal line 5" draw:style-name="gr12" draw:text-style-name="P4" svg:x1="40.275cm" svg:y1="15.265cm" svg:x2="37.837cm" svg:y2="15.265cm">
            <text:p/>
          </draw:line>
          <draw:line draw:z-index="14" draw:name="Horizontal line 6" draw:style-name="gr11" draw:text-style-name="P4" svg:x1="24.222cm" svg:y1="16.224cm" svg:x2="26.503cm" svg:y2="16.224cm">
            <text:p/>
          </draw:line>
          <draw:line draw:z-index="15" draw:name="Horizontal line 7" draw:style-name="gr11" draw:text-style-name="P4" svg:x1="37.889cm" svg:y1="16.311cm" svg:x2="41.429cm" svg:y2="16.311cm">
            <text:p/>
          </draw:line>
          <draw:path draw:z-index="16" draw:name="Bézier curve 1" draw:style-name="gr19" draw:text-style-name="P9" svg:width="11.339cm" svg:height="10.17cm" draw:transform="skewX (-0.00715584993317675) rotate (0.00977384381116824) translate (36.9188141729509cm 7.13333274903103cm)" svg:viewBox="0 0 11340 10171" svg:d="M1464 0c9422 0 9914 3630 9874 5969-39 2339-11338 4202-11338 4202">
            <text:p/>
          </draw:path>
          <draw:caption draw:z-index="17" draw:name="Callout 1" draw:style-name="gr20" draw:text-style-name="P13" svg:width="2.268cm" svg:height="1.134cm" svg:x="50.301cm" svg:y="12.529cm" draw:caption-point-x="-1.897cm" draw:caption-point-y="-0.319cm">
            <text:p text:style-name="P1"><text:span text:style-name="T2">SCLK</text:span></text:p>
          </draw:caption>
          <draw:custom-shape draw:z-index="18" draw:name="Shape 4" draw:style-name="gr14" draw:text-style-name="P7" svg:width="2.052cm" svg:height="3.379cm" svg:x="31.259cm" svg:y="28.196cm">
            <text:p/>
            <draw:enhanced-geometry svg:viewBox="0 0 21600 21600" draw:type="rectangle" draw:enhanced-path="M 0 0 L 21600 0 21600 21600 0 21600 0 0 Z N"/>
          </draw:custom-shape>
          <draw:custom-shape draw:z-index="19" draw:name="Shape 7" draw:style-name="gr21" draw:text-style-name="P3" svg:width="0.962cm" svg:height="3.298cm" svg:x="30.465cm" svg:y="28.115cm">
            <text:p text:style-name="P2"><text:span text:style-name="T1">Ribbon</text:span></text:p>
            <draw:enhanced-geometry svg:viewBox="0 0 21600 21600" draw:type="rectangle" draw:enhanced-path="M 0 0 L 21600 0 21600 21600 0 21600 0 0 Z N"/>
          </draw:custom-shape>
          <draw:line draw:z-index="20" draw:name="Line 3" draw:style-name="gr3" draw:text-style-name="P4" svg:x1="31.448cm" svg:y1="28.2cm" svg:x2="30.472cm" svg:y2="28.22cm">
            <text:p/>
          </draw:line>
          <draw:path draw:z-index="21" draw:name="Bézier curve 2" draw:style-name="gr22" draw:text-style-name="P1" svg:width="15.236cm" svg:height="14.923cm" draw:transform="skewX (0.00191986217719376) rotate (-3.12797908542424) translate (28.6178282252352cm 30.2838786062896cm)" svg:viewBox="0 0 15237 14924" svg:d="M0 71c14515 1 15265-1466 15236 8918-30 10383-14380 3986-14380 3986">
            <text:p/>
          </draw:path>
          <draw:path draw:z-index="22" draw:name="Bézier curve 3" draw:style-name="gr22" draw:text-style-name="P1" svg:width="12.254cm" svg:height="6.955cm" draw:transform="skewX (-0.000349065850398868) rotate (3.12239403181786) translate (28.6169999469253cm 24.3490028153688cm)" svg:viewBox="0 0 12255 6956" svg:d="M0 0c11998-2 12197 817 12255 3927 59 3108-10154 3029-10154 3029">
            <text:p/>
          </draw:path>
          <draw:line draw:z-index="23" draw:name="Vertical line 2" draw:style-name="gr23" draw:text-style-name="P1" svg:x1="35.995cm" svg:y1="31.258cm" svg:x2="35.995cm" svg:y2="25.076cm">
            <text:p/>
          </draw:line>
          <draw:line draw:z-index="24" draw:name="Horizontal line 9" draw:style-name="gr11" draw:text-style-name="P4" svg:x1="36.83cm" svg:y1="31.262cm" svg:x2="41.291cm" svg:y2="31.262cm">
            <text:p/>
          </draw:line>
          <draw:path draw:z-index="25" draw:name="Bézier curve 4" draw:style-name="gr24" draw:text-style-name="P1" svg:width="15.22cm" svg:height="12.245cm" draw:transform="skewX (-0.0218166156499292) rotate (2.90824213259815) translate (28.6474246497639cm 31.2405289792918cm)" svg:viewBox="0 0 15221 12246" svg:d="M0 74c13647-1 13796-1062 15124 4879 1329 5941-11414 7293-11414 7293">
            <text:p/>
          </draw:path>
          <draw:path draw:z-index="26" draw:name="Bézier curve 5" draw:style-name="gr24" draw:text-style-name="P1" svg:width="13.331cm" svg:height="6.599cm" draw:transform="skewX (0.00209439510239319) rotate (2.99446139764667) translate (28.6521432627414cm 25.2842128328377cm)" svg:viewBox="0 0 13332 6600" svg:d="M0 73c13238 1 12904-680 13321 2090 416 2770-11137 4437-11137 4437">
            <text:p/>
          </draw:path>
          <draw:path draw:z-index="27" draw:name="Bézier curve 6" draw:style-name="gr24" draw:text-style-name="P1" svg:width="9.683cm" svg:height="13.109cm" draw:transform="skewX (-0.000174532925199431) rotate (-0.0204203522483335) translate (37.3564023939873cm 5.14979360311666cm)" svg:viewBox="0 0 9684 13110" svg:d="M695 0c6642 1 8530 512 8975 6685s-9670 6425-9670 6425">
            <text:p/>
          </draw:path>
          <draw:path draw:z-index="28" draw:name="Bézier curve 7" draw:style-name="gr25" draw:text-style-name="P1" svg:width="7.943cm" svg:height="4.595cm" draw:transform="skewX (-0.00157079632679488) rotate (-2.90213348021617) translate (28.663cm 23.2900356519571cm)" svg:viewBox="0 0 7944 4596" svg:d="M116 4134c8012-3 7355 1330 7810-518 454-1849-7926-3616-7926-3616">
            <text:p/>
          </draw:path>
          <draw:path draw:z-index="29" draw:name="Bézier curve 8" draw:style-name="gr8" draw:text-style-name="P1" svg:width="9.812cm" svg:height="8.965cm" draw:transform="skewX (0.0162315620435472) rotate (-3.05834044826966) translate (28.663cm 29.212cm)" svg:viewBox="0 0 9813 8966" svg:d="M454 8966c9144 1 9536-371 9320-3992-217-3619-9774-4974-9774-4974">
            <text:p/>
          </draw:path>
          <draw:path draw:z-index="30" draw:name="Bézier curve 9" draw:style-name="gr25" draw:text-style-name="P1" svg:width="16.836cm" svg:height="13.091cm" draw:transform="skewX (0.00157079632679488) rotate (-3.04420328132851) translate (36.9554157361392cm 19.3025686294485cm)" svg:viewBox="0 0 16837 13092" svg:d="M9190 13092c6118-1 9868-3592 6196-6067-3673-2477-15386-6979-15382-7025l-4 46">
            <text:p/>
          </draw:path>
          <draw:path draw:z-index="31" draw:name="Bézier curve 10" draw:style-name="gr8" draw:text-style-name="P1" svg:width="13.608cm" svg:height="15.283cm" draw:transform="skewX (-0.00541052068118243) rotate (-2.71136899297319) translate (36.951cm 20.211cm)" svg:viewBox="0 0 13609 15284" svg:d="M4340 15284c8868-3 9556-183 9197-2637-358-2454-13537-12647-13537-12647">
            <text:p/>
          </draw:path>
          <draw:caption draw:z-index="32" draw:name="Callout 2" draw:style-name="gr20" draw:text-style-name="P13" svg:width="2.268cm" svg:height="1.134cm" svg:x="42.317cm" svg:y="10.211cm" draw:caption-point-x="4.65cm" draw:caption-point-y="1.545cm">
            <text:p text:style-name="P1"><text:span text:style-name="T2">SDA</text:span></text:p>
          </draw:caption>
          <draw:line draw:z-index="33" draw:name="Horizontal line 8" draw:style-name="gr11" draw:text-style-name="P4" svg:x1="24.21cm" svg:y1="27.216cm" svg:x2="41.391cm" svg:y2="27.216cm">
            <text:p/>
          </draw:line>
          <draw:custom-shape draw:z-index="34" draw:name="Shape 10" draw:style-name="gr26" draw:text-style-name="P14" svg:width="1.52cm" svg:height="4.997cm" svg:x="25.968cm" svg:y="9.711cm">
            <text:p/>
            <draw:enhanced-geometry svg:viewBox="0 0 21600 21600" draw:type="rectangle" draw:enhanced-path="M 0 0 L 21600 0 21600 21600 0 21600 0 0 Z N"/>
          </draw:custom-shape>
          <draw:custom-shape draw:z-index="35" draw:name="Shape 11" draw:style-name="gr27" draw:text-style-name="P15" svg:width="3.022cm" svg:height="1.5cm" svg:x="22.873cm" svg:y="11.255cm">
            <text:p text:style-name="P9"><text:span text:style-name="T1">POT</text:span></text:p>
            <draw:enhanced-geometry svg:viewBox="0 0 21600 21600" draw:type="rectangle" draw:enhanced-path="M 0 0 L 21600 0 21600 21600 0 21600 0 0 Z N"/>
          </draw:custom-shape>
          <draw:line draw:z-index="36" draw:name="Horizontal line 12" draw:style-name="gr28" draw:text-style-name="P4" svg:x1="34.967cm" svg:y1="13.165cm" svg:x2="29.475cm" svg:y2="12.21cm">
            <text:p/>
          </draw:line>
          <draw:path draw:z-index="37" draw:name="Bézier curve 11" draw:style-name="gr29" draw:text-style-name="P1" svg:width="10.352cm" svg:height="9.094cm" draw:transform="skewX (0.0418879020478639) rotate (-0.0945968454580932) translate (36.0290000463974cm 13.164999662168cm)" svg:viewBox="0 0 10353 9095" svg:d="M0 0c8003-1 9709 713 10325 4537 616 3825-9081 4558-9081 4558">
            <text:p/>
          </draw:path>
          <draw:path draw:z-index="38" draw:name="Bézier curve 12" draw:style-name="gr29" draw:text-style-name="P1" svg:width="12.21cm" svg:height="14.806cm" draw:transform="skewX (0.0225147473507269) rotate (-0.173660260573436) translate (37.048439086337cm 13.16279054863cm)" svg:viewBox="0 0 12211 14807" svg:d="M0 2c8969-1 10541-278 12062 5764 1521 6041-9088 9041-9088 9041">
            <text:p/>
          </draw:path>
          <draw:caption draw:z-index="39" draw:name="Callout 3" draw:style-name="gr30" draw:text-style-name="P13" svg:width="4.282cm" svg:height="1.553cm" svg:x="14.286cm" svg:y="7.654cm" draw:caption-point-x="5.952cm" draw:caption-point-y="1.92cm">
            <text:p text:style-name="P1"><text:span text:style-name="T2">LOAD (1)</text:span></text:p>
          </draw:caption>
          <draw:caption draw:z-index="40" draw:name="Callout 4" draw:style-name="gr30" draw:text-style-name="P13" svg:width="4.282cm" svg:height="1.553cm" svg:x="12.638cm" svg:y="11.95cm" draw:caption-point-x="6.181cm" draw:caption-point-y="2.034cm">
            <text:p text:style-name="P1"><text:span text:style-name="T2">L</text:span><text:span text:style-name="T2">O</text:span><text:span text:style-name="T2">A</text:span><text:span text:style-name="T2">D</text:span><text:span text:style-name="T2"> </text:span><text:span text:style-name="T2">(</text:span><text:span text:style-name="T2">2</text:span><text:span text:style-name="T2">)</text:span></text:p>
          </draw:caption>
          <draw:caption draw:z-index="41" draw:name="Callout 5" draw:style-name="gr31" draw:text-style-name="P13" svg:width="2.896cm" svg:height="2.304cm" svg:x="48.685cm" svg:y="23.529cm" draw:caption-point-x="-4.207cm" draw:caption-point-y="-2.182cm">
            <text:p text:style-name="P1"><text:span text:style-name="T2">I</text:span><text:span text:style-name="T2">S</text:span><text:span text:style-name="T2">E</text:span><text:span text:style-name="T2">T</text:span><text:span text:style-name="T2"> </text:span><text:span text:style-name="T2">(</text:span><text:span text:style-name="T2">1</text:span><text:span text:style-name="T2">,</text:span><text:span text:style-name="T2">2</text:span><text:span text:style-name="T2">)</text:span></text:p>
          </draw:caption>
          <draw:custom-shape draw:z-index="42" draw:name="Shape 12" draw:style-name="gr32" draw:text-style-name="P16" svg:width="3.022cm" svg:height="1cm" svg:x="30.993cm" svg:y="0.454cm">
            <text:p/>
            <draw:enhanced-geometry svg:viewBox="0 0 21600 21600" draw:type="rectangle" draw:enhanced-path="M 0 0 L 21600 0 21600 21600 0 21600 0 0 Z N"/>
          </draw:custom-shape>
          <draw:custom-shape draw:z-index="43" draw:name="Shape 3" draw:style-name="gr13" draw:text-style-name="P6" svg:width="4.153cm" svg:height="3.926cm" svg:x="30.198cm" svg:y="21.79cm">
            <text:p/>
            <draw:enhanced-geometry svg:viewBox="0 0 21600 21600" draw:type="rectangle" draw:enhanced-path="M 0 0 L 21600 0 21600 21600 0 21600 0 0 Z N"/>
          </draw:custom-shape>
          <draw:custom-shape draw:z-index="44" draw:name="Shape 4" draw:style-name="gr14" draw:text-style-name="P7" svg:width="2.052cm" svg:height="3.379cm" svg:x="31.259cm" svg:y="21.996cm">
            <text:p/>
            <draw:enhanced-geometry svg:viewBox="0 0 21600 21600" draw:type="rectangle" draw:enhanced-path="M 0 0 L 21600 0 21600 21600 0 21600 0 0 Z N"/>
          </draw:custom-shape>
          <draw:custom-shape draw:z-index="45" draw:name="Shape 7" draw:style-name="gr21" draw:text-style-name="P3" svg:width="0.962cm" svg:height="3.298cm" svg:x="30.465cm" svg:y="21.915cm">
            <text:p text:style-name="P2"><text:span text:style-name="T1">Ribbon</text:span></text:p>
            <draw:enhanced-geometry svg:viewBox="0 0 21600 21600" draw:type="rectangle" draw:enhanced-path="M 0 0 L 21600 0 21600 21600 0 21600 0 0 Z N"/>
          </draw:custom-shape>
          <draw:line draw:z-index="46" draw:name="Line 3" draw:style-name="gr3" draw:text-style-name="P4" svg:x1="31.448cm" svg:y1="22cm" svg:x2="30.472cm" svg:y2="22.02cm">
            <text:p/>
          </draw:line>
        </table:shapes>
        <table:table-column table:style-name="co2" table:default-cell-style-name="ce6"/>
        <table:table-column table:style-name="co3" table:default-cell-style-name="ce6"/>
        <table:table-column table:style-name="co4" table:number-columns-repeated="1022" table:default-cell-style-name="ce6"/>
        <table:table-row table:style-name="ro3">
          <table:table-cell table:number-columns-repeated="1018"/>
          <table:table-cell table:style-name="ce9" table:number-columns-repeated="6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string" calcext:value-type="string">
            <text:p>5V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string" calcext:value-type="string">
            <text:p>3V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string" calcext:value-type="string">
            <text:p>GND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5" calcext:value-type="float">
            <text:p>15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3" calcext:value-type="float">
            <text:p>13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2" calcext:value-type="float">
            <text:p>12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4" calcext:value-type="float">
            <text:p>14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6" calcext:value-type="float">
            <text:p>16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string" calcext:value-type="string">
            <text:p>A0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string" calcext:value-type="string">
            <text:p>RST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style-name="ce7"/>
          <table:table-cell table:style-name="ce8"/>
          <table:table-cell/>
          <table:table-cell table:style-name="ce9"/>
          <table:table-cell table:style-name="Default"/>
          <table:table-cell table:style-name="ce9" office:value-type="string" calcext:value-type="string">
            <text:p>GND</text:p>
          </table:table-cell>
          <table:table-cell table:style-name="Default" table:number-columns-repeated="2"/>
          <table:table-cell table:style-name="ce5" table:number-columns-repeated="2"/>
          <table:table-cell table:style-name="Default" table:number-columns-repeated="4"/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Ω</text:p>
          </table:table-cell>
          <table:table-cell table:style-name="ce9" table:number-columns-repeated="2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5V</text:p>
          </table:table-cell>
          <table:table-cell table:style-name="ce9" table:number-columns-repeated="2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5V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3V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GND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GND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H1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L1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H2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L2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H3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L3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H4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L4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7" calcext:value-type="float">
            <text:p>7</text:p>
          </table:table-cell>
          <table:table-cell table:style-name="Default"/>
          <table:table-cell table:style-name="ce5" table:number-columns-repeated="2"/>
          <table:table-cell table:style-name="Default"/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Default" table:number-columns-repeated="3"/>
          <table:table-cell table:style-name="ce5" table:number-columns-repeated="2"/>
          <table:table-cell table:style-name="Default" table:number-columns-repeated="3"/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1007"/>
        </table:table-row>
        <table:table-row table:style-name="ro4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C Type TI (old)" table:style-name="ta1">
        <table:shapes>
          <draw:line draw:z-index="0" draw:name="Horizontal line 17" draw:style-name="gr11" draw:text-style-name="P4" svg:x1="24.318cm" svg:y1="27.263cm" svg:x2="41.246cm" svg:y2="27.263cm">
            <text:p/>
          </draw:line>
          <draw:line draw:z-index="1" draw:name="Horizontal line 11" draw:style-name="gr11" draw:text-style-name="P4" svg:x1="24.164cm" svg:y1="15.265cm" svg:x2="27.732cm" svg:y2="15.273cm">
            <text:p/>
          </draw:line>
          <draw:custom-shape draw:z-index="2" draw:name="Shape 1" draw:style-name="gr13" draw:text-style-name="P6" svg:width="4.153cm" svg:height="3.926cm" svg:x="30.235cm" svg:y="27.811cm">
            <text:p/>
            <draw:enhanced-geometry svg:viewBox="0 0 21600 21600" draw:type="rectangle" draw:enhanced-path="M 0 0 L 21600 0 21600 21600 0 21600 0 0 Z N"/>
          </draw:custom-shape>
          <draw:custom-shape draw:z-index="3" draw:name="Shape 2" draw:style-name="gr14" draw:text-style-name="P7" svg:width="2.052cm" svg:height="3.379cm" svg:x="31.348cm" svg:y="28.066cm">
            <text:p/>
            <draw:enhanced-geometry svg:viewBox="0 0 21600 21600" draw:type="rectangle" draw:enhanced-path="M 0 0 L 21600 0 21600 21600 0 21600 0 0 Z N"/>
          </draw:custom-shape>
          <draw:custom-shape draw:z-index="4" draw:name="Shape 5" draw:style-name="gr15" draw:text-style-name="P8" svg:width="7.984cm" svg:height="9.579cm" svg:x="28.342cm" svg:y="0.7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6" draw:style-name="gr16" draw:text-style-name="P10" svg:width="5.004cm" svg:height="5.07cm" svg:x="29.825cm" svg:y="2.359cm">
            <text:p text:style-name="P9"><text:span text:style-name="T1">ESP8266</text:span></text:p>
            <text:p text:style-name="P9"><text:span text:style-name="T1">D1 Mini</text:span></text:p>
            <draw:enhanced-geometry svg:viewBox="0 0 21600 21600" draw:type="rectangle" draw:enhanced-path="M 0 0 L 21600 0 21600 21600 0 21600 0 0 Z N"/>
          </draw:custom-shape>
          <draw:custom-shape draw:z-index="6" draw:name="Shape 8" draw:style-name="gr17" draw:text-style-name="P11" svg:width="0.962cm" svg:height="3.298cm" svg:x="30.516cm" svg:y="28.013cm">
            <text:p/>
            <draw:enhanced-geometry svg:viewBox="0 0 21600 21600" draw:type="rectangle" draw:enhanced-path="M 0 0 L 21600 0 21600 21600 0 21600 0 0 Z N"/>
          </draw:custom-shape>
          <draw:line draw:z-index="7" draw:name="Line 2" draw:style-name="gr3" draw:text-style-name="P4" svg:x1="31.466cm" svg:y1="28.115cm" svg:x2="30.49cm" svg:y2="28.135cm">
            <text:p/>
          </draw:line>
          <draw:line draw:z-index="8" draw:name="Horizontal line 1" draw:style-name="gr11" draw:text-style-name="P4" svg:x1="24.21cm" svg:y1="3.156cm" svg:x2="26.491cm" svg:y2="3.156cm">
            <text:p/>
          </draw:line>
          <draw:custom-shape draw:z-index="9" draw:name="Shape 9" draw:style-name="gr33" draw:text-style-name="P12" svg:width="6.224cm" svg:height="10.038cm" svg:x="29.109cm" svg:y="14.765cm">
            <text:p text:style-name="P9"><text:span text:style-name="T1">TI</text:span></text:p>
            <text:p text:style-name="P9"><text:span text:style-name="T1">Level Converter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draw:enhanced-geometry svg:viewBox="0 0 21600 21600" draw:type="rectangle" draw:enhanced-path="M 0 0 L 21600 0 21600 21600 0 21600 0 0 Z N"/>
          </draw:custom-shape>
          <draw:line draw:z-index="10" draw:name="Horizontal line 2" draw:style-name="gr12" draw:text-style-name="P4" svg:x1="26.49cm" svg:y1="2.109cm" svg:x2="23.331cm" svg:y2="2.109cm">
            <text:p/>
          </draw:line>
          <draw:line draw:z-index="11" draw:name="Horizontal line 3" draw:style-name="gr12" draw:text-style-name="P4" svg:x1="40.596cm" svg:y1="2.208cm" svg:x2="38.022cm" svg:y2="2.208cm">
            <text:p/>
          </draw:line>
          <draw:caption draw:z-index="12" draw:name="Callout 1" draw:style-name="gr20" draw:text-style-name="P13" svg:width="2.268cm" svg:height="1.134cm" svg:x="42.639cm" svg:y="10.619cm" draw:caption-point-x="1.747cm" draw:caption-point-y="-3.136cm">
            <text:p text:style-name="P1"><text:span text:style-name="T2">S</text:span><text:span text:style-name="T2">C</text:span><text:span text:style-name="T2">L</text:span><text:span text:style-name="T2">K</text:span></text:p>
          </draw:caption>
          <draw:custom-shape draw:z-index="13" draw:name="Shape 4" draw:style-name="gr14" draw:text-style-name="P7" svg:width="2.052cm" svg:height="3.379cm" svg:x="31.259cm" svg:y="28.196cm">
            <text:p/>
            <draw:enhanced-geometry svg:viewBox="0 0 21600 21600" draw:type="rectangle" draw:enhanced-path="M 0 0 L 21600 0 21600 21600 0 21600 0 0 Z N"/>
          </draw:custom-shape>
          <draw:custom-shape draw:z-index="14" draw:name="Shape 7" draw:style-name="gr21" draw:text-style-name="P3" svg:width="0.962cm" svg:height="3.298cm" svg:x="30.465cm" svg:y="28.115cm">
            <text:p text:style-name="P2"><text:span text:style-name="T1">Ribbon</text:span></text:p>
            <draw:enhanced-geometry svg:viewBox="0 0 21600 21600" draw:type="rectangle" draw:enhanced-path="M 0 0 L 21600 0 21600 21600 0 21600 0 0 Z N"/>
          </draw:custom-shape>
          <draw:line draw:z-index="15" draw:name="Line 3" draw:style-name="gr3" draw:text-style-name="P4" svg:x1="31.448cm" svg:y1="28.2cm" svg:x2="30.472cm" svg:y2="28.22cm">
            <text:p/>
          </draw:line>
          <draw:line draw:z-index="16" draw:name="Horizontal line 9" draw:style-name="gr11" draw:text-style-name="P4" svg:x1="36.83cm" svg:y1="31.262cm" svg:x2="41.291cm" svg:y2="31.262cm">
            <text:p/>
          </draw:line>
          <draw:caption draw:z-index="17" draw:name="Callout 2" draw:style-name="gr20" draw:text-style-name="P13" svg:width="2.268cm" svg:height="1.134cm" svg:x="42.784cm" svg:y="13.803cm" draw:caption-point-x="5.108cm" draw:caption-point-y="2.226cm">
            <text:p text:style-name="P1"><text:span text:style-name="T2">SDA</text:span></text:p>
          </draw:caption>
          <draw:custom-shape draw:z-index="18" draw:name="Shape 10" draw:style-name="gr26" draw:text-style-name="P14" svg:width="1.52cm" svg:height="4.997cm" svg:x="25.968cm" svg:y="10.711cm">
            <text:p/>
            <draw:enhanced-geometry svg:viewBox="0 0 21600 21600" draw:type="rectangle" draw:enhanced-path="M 0 0 L 21600 0 21600 21600 0 21600 0 0 Z N"/>
          </draw:custom-shape>
          <draw:custom-shape draw:z-index="19" draw:name="Shape 11" draw:style-name="gr27" draw:text-style-name="P15" svg:width="3.022cm" svg:height="1.5cm" svg:x="22.873cm" svg:y="12.255cm">
            <text:p text:style-name="P9"><text:span text:style-name="T1">POT</text:span></text:p>
            <draw:enhanced-geometry svg:viewBox="0 0 21600 21600" draw:type="rectangle" draw:enhanced-path="M 0 0 L 21600 0 21600 21600 0 21600 0 0 Z N"/>
          </draw:custom-shape>
          <draw:caption draw:z-index="20" draw:name="Callout 3" draw:style-name="gr30" draw:text-style-name="P13" svg:width="4.282cm" svg:height="1.553cm" svg:x="15.291cm" svg:y="8.291cm" draw:caption-point-x="5.222cm" draw:caption-point-y="2.51cm">
            <text:p text:style-name="P1"><text:span text:style-name="T2">L</text:span><text:span text:style-name="T2">O</text:span><text:span text:style-name="T2">A</text:span><text:span text:style-name="T2">D</text:span></text:p>
          </draw:caption>
          <draw:caption draw:z-index="21" draw:name="Callout 5" draw:style-name="gr31" draw:text-style-name="P13" svg:width="2.896cm" svg:height="2.304cm" svg:x="41.526cm" svg:y="16.983cm" draw:caption-point-x="-1.159cm" draw:caption-point-y="2.638cm">
            <text:p text:style-name="P1"><text:span text:style-name="T2">ISET</text:span></text:p>
          </draw:caption>
          <draw:custom-shape draw:z-index="22" draw:name="Shape 12" draw:style-name="gr32" draw:text-style-name="P16" svg:width="3.022cm" svg:height="1cm" svg:x="30.993cm" svg:y="0.454cm">
            <text:p/>
            <draw:enhanced-geometry svg:viewBox="0 0 21600 21600" draw:type="rectangle" draw:enhanced-path="M 0 0 L 21600 0 21600 21600 0 21600 0 0 Z N"/>
          </draw:custom-shape>
          <draw:line draw:z-index="23" draw:name="Horizontal line 13" draw:style-name="gr12" draw:text-style-name="P4" svg:x1="40.165cm" svg:y1="24.217cm" svg:x2="37.006cm" svg:y2="24.217cm">
            <text:p/>
          </draw:line>
          <draw:line draw:z-index="24" draw:name="Horizontal line 14" draw:style-name="gr12" draw:text-style-name="P4" svg:x1="27.671cm" svg:y1="24.171cm" svg:x2="23.011cm" svg:y2="24.171cm">
            <text:p/>
          </draw:line>
          <draw:line draw:z-index="25" draw:name="Horizontal line 15" draw:style-name="gr12" draw:text-style-name="P4" svg:x1="27.465cm" svg:y1="11.266cm" svg:x2="23.102cm" svg:y2="11.266cm">
            <text:p/>
          </draw:line>
          <draw:line draw:z-index="26" draw:name="Horizontal line 16" draw:style-name="gr12" draw:text-style-name="P4" svg:x1="40.275cm" svg:y1="15.267cm" svg:x2="37.946cm" svg:y2="15.267cm">
            <text:p/>
          </draw:line>
          <draw:path draw:z-index="27" draw:name="Bézier curve 13" draw:style-name="gr34" draw:text-style-name="P1" svg:width="10.787cm" svg:height="17.921cm" draw:transform="skewX (-9.63355514691688E-018) rotate (-0.085346600422523) translate (38.007cm 4.255cm)" svg:viewBox="0 0 10788 17922" svg:d="M0 0c9053 0 10203 1088 10767 9293 565 8205-10245 8629-10245 8629">
            <text:p/>
          </draw:path>
          <draw:path draw:z-index="28" draw:name="Bézier curve 14" draw:style-name="gr34" draw:text-style-name="P1" svg:width="10.568cm" svg:height="9.14cm" draw:transform="rotate (-3.12518655862105) translate (28.6658191427228cm 31.3798196676409cm)" svg:viewBox="0 0 10569 9141" svg:d="M906 9139c8289 0 9796 252 9654-5067-141-5319-10560-3900-10560-3900">
            <text:p/>
          </draw:path>
          <draw:path draw:z-index="29" draw:name="Bézier curve 15" draw:style-name="gr35" draw:text-style-name="P1" svg:width="11.613cm" svg:height="17.184cm" draw:transform="skewX (-1.86651631221493E-017) rotate (-0.108384946548848) translate (38.1900000004889cm 6.21099999550696cm)" svg:viewBox="0 0 11614 17185" svg:d="M0 0c7553 0 10944 682 11588 9571 645 8888-10924 7541-10924 7541l-91 9">
            <text:p/>
          </draw:path>
          <draw:path draw:z-index="30" draw:name="Bézier curve 16" draw:style-name="gr35" draw:text-style-name="P1" svg:width="8.973cm" svg:height="7.137cm" draw:transform="rotate (-3.03757103017093) translate (28.663cm 30.254cm)" svg:viewBox="0 0 8974 7138" svg:d="M316 7113c7873 0 8417 513 8654-3071 236-3584-8970-4042-8970-4042">
            <text:p/>
          </draw:path>
          <draw:path draw:z-index="31" draw:name="Bézier curve 17" draw:style-name="gr36" draw:text-style-name="P1" svg:width="9.997cm" svg:height="18.324cm" draw:transform="rotate (-2.48534885483993) translate (37.6192435138767cm 20.6353481922212cm)" svg:viewBox="0 0 9998 18325" svg:d="M0 18206c7744 0 10957 1155 9751-3731-1207-4886-8968-14475-8968-14475">
            <text:p/>
          </draw:path>
          <draw:path draw:z-index="32" draw:name="Bézier curve 18" draw:style-name="gr37" draw:text-style-name="P1" svg:width="7.491cm" svg:height="8.214cm" draw:transform="rotate (-3.00772589996183) translate (28.706387287121cm 29.2471569398092cm)" svg:viewBox="0 0 7492 8215" svg:d="M0 8215c6237 0 7574-324 7488-4141-87-3817-7444-4074-7444-4074">
            <text:p/>
          </draw:path>
          <draw:path draw:z-index="33" draw:name="Bézier curve 19" draw:style-name="gr38" draw:text-style-name="P1" svg:width="9.98cm" svg:height="14.685cm" draw:transform="rotate (0.857829327355213) translate (24.8680270267873cm 18.5980615365662cm)" svg:viewBox="0 0 9981 14686" svg:d="M0 14686c8890 1 10558-2169 9829-6139-730-3970-2646-8547-2646-8547">
            <text:p/>
          </draw:path>
          <draw:path draw:z-index="34" draw:name="Bézier curve 20" draw:style-name="gr39" draw:text-style-name="P1" svg:width="3.009cm" svg:height="4.372cm" draw:transform="rotate (1.5707963267949) translate (36.7929379108839cm 15.209cm)" svg:viewBox="0 0 3010 4373" svg:d="M0 163c2056 0 3135-872 2999 1417s-136 2793-136 2793">
            <text:p/>
          </draw:path>
          <draw:custom-shape draw:z-index="35" draw:name="Shape 13" draw:style-name="gr40" draw:text-style-name="P18" svg:width="2.793cm" svg:height="1.273cm" svg:x="37.457cm" svg:y="11.528cm">
            <text:p text:style-name="P17"><text:span text:style-name="T1">600 </text:span><text:span text:style-name="T3">Ω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ce6"/>
        <table:table-column table:style-name="co3" table:default-cell-style-name="ce6"/>
        <table:table-column table:style-name="co4" table:number-columns-repeated="1022" table:default-cell-style-name="ce6"/>
        <table:table-row table:style-name="ro3">
          <table:table-cell table:number-columns-repeated="1018"/>
          <table:table-cell table:style-name="ce9" table:number-columns-repeated="6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string" calcext:value-type="string">
            <text:p>5V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string" calcext:value-type="string">
            <text:p>3V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string" calcext:value-type="string">
            <text:p>GND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5" calcext:value-type="float">
            <text:p>15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3" calcext:value-type="float">
            <text:p>13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2" calcext:value-type="float">
            <text:p>12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4" calcext:value-type="float">
            <text:p>14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6" calcext:value-type="float">
            <text:p>16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string" calcext:value-type="string">
            <text:p>A0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string" calcext:value-type="string">
            <text:p>RST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style-name="ce7"/>
          <table:table-cell table:style-name="ce8"/>
          <table:table-cell/>
          <table:table-cell table:style-name="ce9"/>
          <table:table-cell table:style-name="Default"/>
          <table:table-cell table:style-name="ce9"/>
          <table:table-cell table:style-name="Default" table:number-columns-repeated="2"/>
          <table:table-cell table:style-name="ce5" table:number-columns-repeated="2"/>
          <table:table-cell table:style-name="Default" table:number-columns-repeated="4"/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5V</text:p>
          </table:table-cell>
          <table:table-cell table:style-name="ce9" table:number-columns-repeated="2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Default"/>
          <table:table-cell table:style-name="ce9" table:number-columns-repeated="2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Ω</text:p>
          </table:table-cell>
          <table:table-cell table:style-name="ce9" table:number-columns-repeated="2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GND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OE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B8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A8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B7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A7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B6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A6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B5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A5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B4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A4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B3</text:p>
          </table:table-cell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9" office:value-type="string" calcext:value-type="string">
            <text:p>A3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B2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A2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B1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A1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VB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VA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style-name="ce7"/>
          <table:table-cell table:style-name="ce8"/>
          <table:table-cell/>
          <table:table-cell table:style-name="ce9" table:number-columns-repeated="4"/>
          <table:table-cell table:style-name="Default"/>
          <table:table-cell table:style-name="ce5" table:number-columns-repeated="2"/>
          <table:table-cell table:style-name="Default"/>
          <table:table-cell table:style-name="ce9" table:number-columns-repeated="4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Default" table:number-columns-repeated="3"/>
          <table:table-cell table:style-name="ce5" table:number-columns-repeated="2"/>
          <table:table-cell table:style-name="Default" table:number-columns-repeated="3"/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1007"/>
        </table:table-row>
        <table:table-row table:style-name="ro4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09:57:34.709816852</meta:creation-date>
    <dc:date>2025-10-22T11:44:09.364315885</dc:date>
    <meta:editing-duration>PT2H55M37S</meta:editing-duration>
    <meta:editing-cycles>174</meta:editing-cycles>
    <meta:generator>LibreOffice/7.3.7.2$Linux_X86_64 LibreOffice_project/30$Build-2</meta:generator>
    <meta:document-statistic meta:table-count="3" meta:cell-count="286" meta:object-count="104"/>
  </office:meta>
</office:document-meta>
</file>